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5.6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3" table:style-name="ta1">
        <table:shapes>
          <draw:frame draw:z-index="0" draw:style-name="gr1" draw:text-style-name="P1" svg:width="16.049cm" svg:height="8.974cm" svg:x="10.772cm" svg:y="412.214cm">
            <draw:object draw:notify-on-update-of-ranges="resultado3.Q1:resultado3.Q1 resultado3.Q2:resultado3.Q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6cm" svg:height="9.031cm" svg:x="26.764cm" svg:y="412.103cm">
            <draw:object draw:notify-on-update-of-ranges="resultado3.B358:resultado3.B358 resultado3.B363:resultado3.B363 resultado3.B367:resultado3.B368 resultado3.B377:resultado3.B377 resultado3.B379:resultado3.B379 resultado3.B396:resultado3.B396 resultado3.B400:resultado3.B400 resultado3.B457:resultado3.B457 resultado3.B461:resultado3.B461 resultado3.B463:resultado3.B463 resultado3.B482:resultado3.B483 resultado3.B487:resultado3.B487 resultado3.B493:resultado3.B494 resultado3.B503:resultado3.B503 resultado3.B522:resultado3.B522 resultado3.B536:resultado3.B536 resultado3.B540:resultado3.B540 resultado3.B542:resultado3.B544 resultado3.B546:resultado3.B548 resultado3.B557:resultado3.B557 resultado3.B569:resultado3.B569 resultado3.B573:resultado3.B573 resultado3.B576:resultado3.B576 resultado3.B578:resultado3.B578 resultado3.B584:resultado3.B584 resultado3.B587:resultado3.B588 resultado3.B591:resultado3.B592 resultado3.B594:resultado3.B594 resultado3.B597:resultado3.B597 resultado3.B600:resultado3.B601 resultado3.B604:resultado3.B604 resultado3.B608:resultado3.B609 resultado3.B614:resultado3.B614 resultado3.B618:resultado3.B619 resultado3.B631:resultado3.B634 resultado3.B640:resultado3.B641 resultado3.B648:resultado3.B648 resultado3.B650:resultado3.B650 resultado3.B656:resultado3.B656 resultado3.B659:resultado3.B9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73725526268" calcext:value-type="float">
            <text:p>167372552626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0" calcext:value-type="float">
            <text:p>167372552625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0" calcext:value-type="float">
            <text:p>167372552625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275" calcext:value-type="float">
            <text:p>167372552627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263" calcext:value-type="float">
            <text:p>167372552626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59" calcext:value-type="float">
            <text:p>167372552625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97" calcext:value-type="float">
            <text:p>167372552629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66" calcext:value-type="float">
            <text:p>167372552626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93" calcext:value-type="float">
            <text:p>167372552629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78" calcext:value-type="float">
            <text:p>167372552627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5526299" calcext:value-type="float">
            <text:p>167372552629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288" calcext:value-type="float">
            <text:p>167372552628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73725526285" calcext:value-type="float">
            <text:p>167372552628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73725526305" calcext:value-type="float">
            <text:p>167372552630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290" calcext:value-type="float">
            <text:p>167372552629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259" calcext:value-type="float">
            <text:p>1673725526259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84" calcext:value-type="float">
            <text:p>167372552628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73725526308" calcext:value-type="float">
            <text:p>167372552630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305" calcext:value-type="float">
            <text:p>1673725526305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3725526362" calcext:value-type="float">
            <text:p>1673725526362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60" calcext:value-type="float">
            <text:p>167372552636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42" calcext:value-type="float">
            <text:p>167372552634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56" calcext:value-type="float">
            <text:p>167372552635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54" calcext:value-type="float">
            <text:p>167372552635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50" calcext:value-type="float">
            <text:p>167372552635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47" calcext:value-type="float">
            <text:p>1673725526347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36" calcext:value-type="float">
            <text:p>1673725526336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45" calcext:value-type="float">
            <text:p>167372552634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00" calcext:value-type="float">
            <text:p>16737255264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33" calcext:value-type="float">
            <text:p>167372552633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24" calcext:value-type="float">
            <text:p>167372552632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28" calcext:value-type="float">
            <text:p>1673725526328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24" calcext:value-type="float">
            <text:p>167372552632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29" calcext:value-type="float">
            <text:p>167372552632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38" calcext:value-type="float">
            <text:p>1673725526338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11" calcext:value-type="float">
            <text:p>167372552631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13" calcext:value-type="float">
            <text:p>1673725526313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17" calcext:value-type="float">
            <text:p>1673725526317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66" calcext:value-type="float">
            <text:p>167372552636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88" calcext:value-type="float">
            <text:p>167372552638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90" calcext:value-type="float">
            <text:p>1673725526390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385" calcext:value-type="float">
            <text:p>167372552638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81" calcext:value-type="float">
            <text:p>1673725526381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78" calcext:value-type="float">
            <text:p>167372552637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75" calcext:value-type="float">
            <text:p>1673725526375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72" calcext:value-type="float">
            <text:p>1673725526372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69" calcext:value-type="float">
            <text:p>1673725526369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59" calcext:value-type="float">
            <text:p>167372552645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54" calcext:value-type="float">
            <text:p>1673725526454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56" calcext:value-type="float">
            <text:p>167372552645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61" calcext:value-type="float">
            <text:p>167372552646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51" calcext:value-type="float">
            <text:p>167372552645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47" calcext:value-type="float">
            <text:p>167372552644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44" calcext:value-type="float">
            <text:p>167372552644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34" calcext:value-type="float">
            <text:p>167372552643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443" calcext:value-type="float">
            <text:p>167372552644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38" calcext:value-type="float">
            <text:p>167372552643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429" calcext:value-type="float">
            <text:p>16737255264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423" calcext:value-type="float">
            <text:p>167372552642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414" calcext:value-type="float">
            <text:p>167372552641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433" calcext:value-type="float">
            <text:p>167372552643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418" calcext:value-type="float">
            <text:p>1673725526418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414" calcext:value-type="float">
            <text:p>167372552641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426" calcext:value-type="float">
            <text:p>167372552642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6405" calcext:value-type="float">
            <text:p>167372552640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17" calcext:value-type="float">
            <text:p>167372552641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5526404" calcext:value-type="float">
            <text:p>167372552640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23" calcext:value-type="float">
            <text:p>167372552642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405" calcext:value-type="float">
            <text:p>167372552640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73725526395" calcext:value-type="float">
            <text:p>1673725526395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6686" calcext:value-type="float">
            <text:p>1673725526686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73725526682" calcext:value-type="float">
            <text:p>167372552668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73725526679" calcext:value-type="float">
            <text:p>1673725526679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5526677" calcext:value-type="float">
            <text:p>167372552667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65" calcext:value-type="float">
            <text:p>167372552666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72" calcext:value-type="float">
            <text:p>1673725526672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73" calcext:value-type="float">
            <text:p>167372552667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67" calcext:value-type="float">
            <text:p>1673725526667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659" calcext:value-type="float">
            <text:p>1673725526659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61" calcext:value-type="float">
            <text:p>1673725526661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55" calcext:value-type="float">
            <text:p>167372552665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52" calcext:value-type="float">
            <text:p>1673725526652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50" calcext:value-type="float">
            <text:p>167372552665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34" calcext:value-type="float">
            <text:p>167372552663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44" calcext:value-type="float">
            <text:p>167372552664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46" calcext:value-type="float">
            <text:p>1673725526646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40" calcext:value-type="float">
            <text:p>1673725526640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35" calcext:value-type="float">
            <text:p>1673725526635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37" calcext:value-type="float">
            <text:p>167372552663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29" calcext:value-type="float">
            <text:p>1673725526629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23" calcext:value-type="float">
            <text:p>1673725526623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25" calcext:value-type="float">
            <text:p>1673725526625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17" calcext:value-type="float">
            <text:p>1673725526617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06" calcext:value-type="float">
            <text:p>1673725526606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13" calcext:value-type="float">
            <text:p>1673725526613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07" calcext:value-type="float">
            <text:p>1673725526607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20" calcext:value-type="float">
            <text:p>1673725526620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11" calcext:value-type="float">
            <text:p>167372552661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95" calcext:value-type="float">
            <text:p>1673725526595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87" calcext:value-type="float">
            <text:p>167372552658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91" calcext:value-type="float">
            <text:p>1673725526591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84" calcext:value-type="float">
            <text:p>1673725526584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96" calcext:value-type="float">
            <text:p>1673725526596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81" calcext:value-type="float">
            <text:p>1673725526581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98" calcext:value-type="float">
            <text:p>167372552659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78" calcext:value-type="float">
            <text:p>1673725526578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53" calcext:value-type="float">
            <text:p>1673725526553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60" calcext:value-type="float">
            <text:p>167372552656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01" calcext:value-type="float">
            <text:p>167372552660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63" calcext:value-type="float">
            <text:p>1673725526563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66" calcext:value-type="float">
            <text:p>1673725526566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74" calcext:value-type="float">
            <text:p>1673725526574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44" calcext:value-type="float">
            <text:p>167372552654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556" calcext:value-type="float">
            <text:p>1673725526556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70" calcext:value-type="float">
            <text:p>1673725526570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48" calcext:value-type="float">
            <text:p>1673725526548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550" calcext:value-type="float">
            <text:p>1673725526550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68" calcext:value-type="float">
            <text:p>1673725526568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30" calcext:value-type="float">
            <text:p>167372552653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500" calcext:value-type="float">
            <text:p>1673725526500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538" calcext:value-type="float">
            <text:p>1673725526538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536" calcext:value-type="float">
            <text:p>1673725526536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508" calcext:value-type="float">
            <text:p>1673725526508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03" calcext:value-type="float">
            <text:p>1673725526503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17" calcext:value-type="float">
            <text:p>1673725526517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31" calcext:value-type="float">
            <text:p>167372552653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73725526521" calcext:value-type="float">
            <text:p>167372552652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24" calcext:value-type="float">
            <text:p>1673725526524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532" calcext:value-type="float">
            <text:p>1673725526532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518" calcext:value-type="float">
            <text:p>1673725526518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41" calcext:value-type="float">
            <text:p>1673725526541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492" calcext:value-type="float">
            <text:p>1673725526492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94" calcext:value-type="float">
            <text:p>1673725526494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97" calcext:value-type="float">
            <text:p>1673725526497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11" calcext:value-type="float">
            <text:p>16737255265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505" calcext:value-type="float">
            <text:p>167372552650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89" calcext:value-type="float">
            <text:p>1673725526489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85" calcext:value-type="float">
            <text:p>167372552648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82" calcext:value-type="float">
            <text:p>1673725526482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77" calcext:value-type="float">
            <text:p>1673725526477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81" calcext:value-type="float">
            <text:p>1673725526481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74" calcext:value-type="float">
            <text:p>167372552647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68" calcext:value-type="float">
            <text:p>167372552646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65" calcext:value-type="float">
            <text:p>167372552646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70" calcext:value-type="float">
            <text:p>1673725526470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1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77" calcext:value-type="float">
            <text:p>1673725526877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3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71" calcext:value-type="float">
            <text:p>1673725526871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68" calcext:value-type="float">
            <text:p>1673725526868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65" calcext:value-type="float">
            <text:p>1673725526865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73" calcext:value-type="float">
            <text:p>1673725526873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62" calcext:value-type="float">
            <text:p>1673725526862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859" calcext:value-type="float">
            <text:p>1673725526859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5526857" calcext:value-type="float">
            <text:p>167372552685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5526853" calcext:value-type="float">
            <text:p>1673725526853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26" calcext:value-type="float">
            <text:p>167372552682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3" calcext:value-type="float">
            <text:p>167372552682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846" calcext:value-type="float">
            <text:p>167372552684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48" calcext:value-type="float">
            <text:p>1673725526848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32" calcext:value-type="float">
            <text:p>1673725526832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49" calcext:value-type="float">
            <text:p>167372552684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38" calcext:value-type="float">
            <text:p>1673725526838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41" calcext:value-type="float">
            <text:p>167372552684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835" calcext:value-type="float">
            <text:p>1673725526835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792" calcext:value-type="float">
            <text:p>1673725526792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29" calcext:value-type="float">
            <text:p>1673725526829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786" calcext:value-type="float">
            <text:p>1673725526786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782" calcext:value-type="float">
            <text:p>16737255267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779" calcext:value-type="float">
            <text:p>1673725526779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94" calcext:value-type="float">
            <text:p>1673725526794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739" calcext:value-type="float">
            <text:p>1673725526739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47" calcext:value-type="float">
            <text:p>1673725526747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89" calcext:value-type="float">
            <text:p>1673725526789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76" calcext:value-type="float">
            <text:p>167372552677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43" calcext:value-type="float">
            <text:p>1673725526743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74" calcext:value-type="float">
            <text:p>1673725526774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40" calcext:value-type="float">
            <text:p>167372552674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95" calcext:value-type="float">
            <text:p>1673725526695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768" calcext:value-type="float">
            <text:p>1673725526768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31" calcext:value-type="float">
            <text:p>167372552673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65" calcext:value-type="float">
            <text:p>167372552676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36" calcext:value-type="float">
            <text:p>1673725526736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53" calcext:value-type="float">
            <text:p>1673725526753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770" calcext:value-type="float">
            <text:p>167372552677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61" calcext:value-type="float">
            <text:p>167372552676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04" calcext:value-type="float">
            <text:p>167372552670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89" calcext:value-type="float">
            <text:p>1673725526689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761" calcext:value-type="float">
            <text:p>167372552676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729" calcext:value-type="float">
            <text:p>1673725526729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26" calcext:value-type="float">
            <text:p>1673725526726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55" calcext:value-type="float">
            <text:p>167372552675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00" calcext:value-type="float">
            <text:p>167372552670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04" calcext:value-type="float">
            <text:p>1673725526704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23" calcext:value-type="float">
            <text:p>1673725526723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07" calcext:value-type="float">
            <text:p>167372552670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20" calcext:value-type="float">
            <text:p>167372552672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50" calcext:value-type="float">
            <text:p>167372552675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93" calcext:value-type="float">
            <text:p>1673725526693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73725526713" calcext:value-type="float">
            <text:p>1673725526713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16" calcext:value-type="float">
            <text:p>1673725526716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711" calcext:value-type="float">
            <text:p>1673725526711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HTTP Request-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Thread Group 1-2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coming-soon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696" calcext:value-type="float">
            <text:p>1673725526696</text:p>
          </table:table-cell>
          <table:table-cell office:value-type="float" office:value="9559" calcext:value-type="float">
            <text:p>955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554" calcext:value-type="float">
            <text:p>9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00" calcext:value-type="float">
            <text:p>1673725526700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573" calcext:value-type="float">
            <text:p>9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03" calcext:value-type="float">
            <text:p>1673725526703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575" calcext:value-type="float">
            <text:p>9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638" calcext:value-type="float">
            <text:p>1673725526638</text:p>
          </table:table-cell>
          <table:table-cell office:value-type="float" office:value="9611" calcext:value-type="float">
            <text:p>961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611" calcext:value-type="float">
            <text:p>9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640" calcext:value-type="float">
            <text:p>1673725526640</text:p>
          </table:table-cell>
          <table:table-cell office:value-type="float" office:value="9616" calcext:value-type="float">
            <text:p>96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616" calcext:value-type="float">
            <text:p>9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626" calcext:value-type="float">
            <text:p>1673725526626</text:p>
          </table:table-cell>
          <table:table-cell office:value-type="float" office:value="9623" calcext:value-type="float">
            <text:p>96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620" calcext:value-type="float">
            <text:p>9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07" calcext:value-type="float">
            <text:p>1673725526707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624" calcext:value-type="float">
            <text:p>9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08" calcext:value-type="float">
            <text:p>1673725526708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638" calcext:value-type="float">
            <text:p>9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12" calcext:value-type="float">
            <text:p>1673725526712</text:p>
          </table:table-cell>
          <table:table-cell office:value-type="float" office:value="9719" calcext:value-type="float">
            <text:p>97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15" calcext:value-type="float">
            <text:p>9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1" calcext:value-type="float">
            <text:p>1673725526731</text:p>
          </table:table-cell>
          <table:table-cell office:value-type="float" office:value="9720" calcext:value-type="float">
            <text:p>97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18" calcext:value-type="float">
            <text:p>9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10" calcext:value-type="float">
            <text:p>1673725526710</text:p>
          </table:table-cell>
          <table:table-cell office:value-type="float" office:value="9722" calcext:value-type="float">
            <text:p>97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21" calcext:value-type="float">
            <text:p>9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28" calcext:value-type="float">
            <text:p>1673725526728</text:p>
          </table:table-cell>
          <table:table-cell office:value-type="float" office:value="9727" calcext:value-type="float">
            <text:p>97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27" calcext:value-type="float">
            <text:p>9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27" calcext:value-type="float">
            <text:p>1673725526727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36" calcext:value-type="float">
            <text:p>9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0" calcext:value-type="float">
            <text:p>1673725526730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40" calcext:value-type="float">
            <text:p>97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15" calcext:value-type="float">
            <text:p>1673725526715</text:p>
          </table:table-cell>
          <table:table-cell office:value-type="float" office:value="9741" calcext:value-type="float">
            <text:p>97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40" calcext:value-type="float">
            <text:p>97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23" calcext:value-type="float">
            <text:p>1673725526723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47" calcext:value-type="float">
            <text:p>9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23" calcext:value-type="float">
            <text:p>1673725526723</text:p>
          </table:table-cell>
          <table:table-cell office:value-type="float" office:value="9757" calcext:value-type="float">
            <text:p>97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55" calcext:value-type="float">
            <text:p>9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16" calcext:value-type="float">
            <text:p>1673725526716</text:p>
          </table:table-cell>
          <table:table-cell office:value-type="float" office:value="9795" calcext:value-type="float">
            <text:p>979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93" calcext:value-type="float">
            <text:p>9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51" calcext:value-type="float">
            <text:p>1673725526751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796" calcext:value-type="float">
            <text:p>9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7" calcext:value-type="float">
            <text:p>1673725526747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00" calcext:value-type="float">
            <text:p>9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4" calcext:value-type="float">
            <text:p>1673725526744</text:p>
          </table:table-cell>
          <table:table-cell office:value-type="float" office:value="9803" calcext:value-type="float">
            <text:p>98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03" calcext:value-type="float">
            <text:p>9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2" calcext:value-type="float">
            <text:p>1673725526742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05" calcext:value-type="float">
            <text:p>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9" calcext:value-type="float">
            <text:p>1673725526739</text:p>
          </table:table-cell>
          <table:table-cell office:value-type="float" office:value="9808" calcext:value-type="float">
            <text:p>980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08" calcext:value-type="float">
            <text:p>9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8" calcext:value-type="float">
            <text:p>1673725526738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09" calcext:value-type="float">
            <text:p>9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5" calcext:value-type="float">
            <text:p>1673725526735</text:p>
          </table:table-cell>
          <table:table-cell office:value-type="float" office:value="9812" calcext:value-type="float">
            <text:p>98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12" calcext:value-type="float">
            <text:p>9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33" calcext:value-type="float">
            <text:p>1673725526733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14" calcext:value-type="float">
            <text:p>9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4" calcext:value-type="float">
            <text:p>1673725526744</text:p>
          </table:table-cell>
          <table:table-cell office:value-type="float" office:value="9821" calcext:value-type="float">
            <text:p>982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19" calcext:value-type="float">
            <text:p>9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54" calcext:value-type="float">
            <text:p>1673725526754</text:p>
          </table:table-cell>
          <table:table-cell office:value-type="float" office:value="9845" calcext:value-type="float">
            <text:p>98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42" calcext:value-type="float">
            <text:p>9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63" calcext:value-type="float">
            <text:p>1673725526763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56" calcext:value-type="float">
            <text:p>9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61" calcext:value-type="float">
            <text:p>1673725526761</text:p>
          </table:table-cell>
          <table:table-cell office:value-type="float" office:value="9864" calcext:value-type="float">
            <text:p>986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61" calcext:value-type="float">
            <text:p>9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2" calcext:value-type="float">
            <text:p>1673725526742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64" calcext:value-type="float">
            <text:p>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58" calcext:value-type="float">
            <text:p>1673725526758</text:p>
          </table:table-cell>
          <table:table-cell office:value-type="float" office:value="9869" calcext:value-type="float">
            <text:p>986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67" calcext:value-type="float">
            <text:p>9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59" calcext:value-type="float">
            <text:p>1673725526759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73" calcext:value-type="float">
            <text:p>9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65" calcext:value-type="float">
            <text:p>1673725526765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75" calcext:value-type="float">
            <text:p>9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46" calcext:value-type="float">
            <text:p>1673725526746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81" calcext:value-type="float">
            <text:p>9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53" calcext:value-type="float">
            <text:p>1673725526753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83" calcext:value-type="float">
            <text:p>9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67" calcext:value-type="float">
            <text:p>1673725526767</text:p>
          </table:table-cell>
          <table:table-cell office:value-type="float" office:value="9888" calcext:value-type="float">
            <text:p>988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886" calcext:value-type="float">
            <text:p>9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8" calcext:value-type="float">
            <text:p>1673725526778</text:p>
          </table:table-cell>
          <table:table-cell office:value-type="float" office:value="9903" calcext:value-type="float">
            <text:p>99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01" calcext:value-type="float">
            <text:p>9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85" calcext:value-type="float">
            <text:p>1673725526785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09" calcext:value-type="float">
            <text:p>9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3" calcext:value-type="float">
            <text:p>1673725526773</text:p>
          </table:table-cell>
          <table:table-cell office:value-type="float" office:value="9911" calcext:value-type="float">
            <text:p>991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11" calcext:value-type="float">
            <text:p>9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4" calcext:value-type="float">
            <text:p>1673725526774</text:p>
          </table:table-cell>
          <table:table-cell office:value-type="float" office:value="9924" calcext:value-type="float">
            <text:p>99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24" calcext:value-type="float">
            <text:p>9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1" calcext:value-type="float">
            <text:p>1673725526771</text:p>
          </table:table-cell>
          <table:table-cell office:value-type="float" office:value="9929" calcext:value-type="float">
            <text:p>99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27" calcext:value-type="float">
            <text:p>9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8" calcext:value-type="float">
            <text:p>1673725526778</text:p>
          </table:table-cell>
          <table:table-cell office:value-type="float" office:value="9929" calcext:value-type="float">
            <text:p>99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27" calcext:value-type="float">
            <text:p>9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0" calcext:value-type="float">
            <text:p>1673725526770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30" calcext:value-type="float">
            <text:p>9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68" calcext:value-type="float">
            <text:p>1673725527768</text:p>
          </table:table-cell>
          <table:table-cell office:value-type="float" office:value="9934" calcext:value-type="float">
            <text:p>99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34" calcext:value-type="float">
            <text:p>9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83" calcext:value-type="float">
            <text:p>1673725526783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36" calcext:value-type="float">
            <text:p>9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73" calcext:value-type="float">
            <text:p>1673725526773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37" calcext:value-type="float">
            <text:p>9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87" calcext:value-type="float">
            <text:p>1673725526787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40" calcext:value-type="float">
            <text:p>9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9944" calcext:value-type="float">
            <text:p>994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41" calcext:value-type="float">
            <text:p>9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9946" calcext:value-type="float">
            <text:p>99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46" calcext:value-type="float">
            <text:p>9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71" calcext:value-type="float">
            <text:p>1673725527771</text:p>
          </table:table-cell>
          <table:table-cell office:value-type="float" office:value="9946" calcext:value-type="float">
            <text:p>99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46" calcext:value-type="float">
            <text:p>9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66" calcext:value-type="float">
            <text:p>1673725527766</text:p>
          </table:table-cell>
          <table:table-cell office:value-type="float" office:value="9948" calcext:value-type="float">
            <text:p>99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45" calcext:value-type="float">
            <text:p>9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90" calcext:value-type="float">
            <text:p>1673725526790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56" calcext:value-type="float">
            <text:p>9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71" calcext:value-type="float">
            <text:p>1673725527771</text:p>
          </table:table-cell>
          <table:table-cell office:value-type="float" office:value="9966" calcext:value-type="float">
            <text:p>99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62" calcext:value-type="float">
            <text:p>9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81" calcext:value-type="float">
            <text:p>1673725526781</text:p>
          </table:table-cell>
          <table:table-cell office:value-type="float" office:value="9970" calcext:value-type="float">
            <text:p>99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70" calcext:value-type="float">
            <text:p>9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9970" calcext:value-type="float">
            <text:p>99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68" calcext:value-type="float">
            <text:p>9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68" calcext:value-type="float">
            <text:p>1673725526268</text:p>
          </table:table-cell>
          <table:table-cell office:value-type="float" office:value="9981" calcext:value-type="float">
            <text:p>99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784" calcext:value-type="float">
            <text:p>1673725526784</text:p>
          </table:table-cell>
          <table:table-cell office:value-type="float" office:value="9983" calcext:value-type="float">
            <text:p>998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83" calcext:value-type="float">
            <text:p>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77" calcext:value-type="float">
            <text:p>167372552777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85" calcext:value-type="float">
            <text:p>9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92" calcext:value-type="float">
            <text:p>1673725526792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90" calcext:value-type="float">
            <text:p>9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9991" calcext:value-type="float">
            <text:p>99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775" calcext:value-type="float">
            <text:p>1673725527775</text:p>
          </table:table-cell>
          <table:table-cell office:value-type="float" office:value="9991" calcext:value-type="float">
            <text:p>99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91" calcext:value-type="float">
            <text:p>9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788" calcext:value-type="float">
            <text:p>1673725526788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92" calcext:value-type="float">
            <text:p>9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9993" calcext:value-type="float">
            <text:p>999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91" calcext:value-type="float">
            <text:p>9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9995" calcext:value-type="float">
            <text:p>99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9995" calcext:value-type="float">
            <text:p>99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7789" calcext:value-type="float">
            <text:p>1673725527789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6" calcext:value-type="float">
            <text:p>1673725526826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04" calcext:value-type="float">
            <text:p>1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05" calcext:value-type="float">
            <text:p>1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82" calcext:value-type="float">
            <text:p>167372552778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09" calcext:value-type="float">
            <text:p>10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80" calcext:value-type="float">
            <text:p>1673725527780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07" calcext:value-type="float">
            <text:p>10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73" calcext:value-type="float">
            <text:p>1673725527773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12" calcext:value-type="float">
            <text:p>10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77" calcext:value-type="float">
            <text:p>1673725527777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4" calcext:value-type="float">
            <text:p>1673725526824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13" calcext:value-type="float">
            <text:p>10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7783" calcext:value-type="float">
            <text:p>1673725527783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16" calcext:value-type="float">
            <text:p>10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24" calcext:value-type="float">
            <text:p>10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0026" calcext:value-type="float">
            <text:p>100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23" calcext:value-type="float">
            <text:p>10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28" calcext:value-type="float">
            <text:p>10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87" calcext:value-type="float">
            <text:p>1673725527787</text:p>
          </table:table-cell>
          <table:table-cell office:value-type="float" office:value="10032" calcext:value-type="float">
            <text:p>100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29" calcext:value-type="float">
            <text:p>10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31" calcext:value-type="float">
            <text:p>1673725526831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1" calcext:value-type="float">
            <text:p>10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32" calcext:value-type="float">
            <text:p>1673725526832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3" calcext:value-type="float">
            <text:p>10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85" calcext:value-type="float">
            <text:p>1673725527785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4" calcext:value-type="float">
            <text:p>10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00" calcext:value-type="float">
            <text:p>1673725527800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5" calcext:value-type="float">
            <text:p>10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04" calcext:value-type="float">
            <text:p>1673725527804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7" calcext:value-type="float">
            <text:p>10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17" calcext:value-type="float">
            <text:p>1673725527817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37" calcext:value-type="float">
            <text:p>10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93" calcext:value-type="float">
            <text:p>1673725527793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45" calcext:value-type="float">
            <text:p>10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33" calcext:value-type="float">
            <text:p>1673725526833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54" calcext:value-type="float">
            <text:p>10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14" calcext:value-type="float">
            <text:p>1673725527814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58" calcext:value-type="float">
            <text:p>10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794" calcext:value-type="float">
            <text:p>1673725527794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64" calcext:value-type="float">
            <text:p>10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11" calcext:value-type="float">
            <text:p>1673725527811</text:p>
          </table:table-cell>
          <table:table-cell office:value-type="float" office:value="10066" calcext:value-type="float">
            <text:p>100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65" calcext:value-type="float">
            <text:p>10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19" calcext:value-type="float">
            <text:p>1673725527819</text:p>
          </table:table-cell>
          <table:table-cell office:value-type="float" office:value="10073" calcext:value-type="float">
            <text:p>1007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71" calcext:value-type="float">
            <text:p>10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856" calcext:value-type="float">
            <text:p>1673725526856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78" calcext:value-type="float">
            <text:p>10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28" calcext:value-type="float">
            <text:p>1673725526828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89" calcext:value-type="float">
            <text:p>10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187" calcext:value-type="float">
            <text:p>1673725527187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1" calcext:value-type="float">
            <text:p>10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824" calcext:value-type="float">
            <text:p>1673725526824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0" calcext:value-type="float">
            <text:p>100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196" calcext:value-type="float">
            <text:p>1673725527196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88" calcext:value-type="float">
            <text:p>10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51" calcext:value-type="float">
            <text:p>1673725526851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4" calcext:value-type="float">
            <text:p>10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00" calcext:value-type="float">
            <text:p>1673725527200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6" calcext:value-type="float">
            <text:p>10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05" calcext:value-type="float">
            <text:p>1673725527805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6" calcext:value-type="float">
            <text:p>10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190" calcext:value-type="float">
            <text:p>1673725527190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8" calcext:value-type="float">
            <text:p>10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64" calcext:value-type="float">
            <text:p>1673725527464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097" calcext:value-type="float">
            <text:p>1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06" calcext:value-type="float">
            <text:p>10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43" calcext:value-type="float">
            <text:p>167372552684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06" calcext:value-type="float">
            <text:p>10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60" calcext:value-type="float">
            <text:p>1673725527460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08" calcext:value-type="float">
            <text:p>10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08" calcext:value-type="float">
            <text:p>1673725527808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08" calcext:value-type="float">
            <text:p>10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198" calcext:value-type="float">
            <text:p>1673725527198</text:p>
          </table:table-cell>
          <table:table-cell office:value-type="float" office:value="10113" calcext:value-type="float">
            <text:p>1011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1" calcext:value-type="float">
            <text:p>10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54" calcext:value-type="float">
            <text:p>1673725527454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3" calcext:value-type="float">
            <text:p>10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50" calcext:value-type="float">
            <text:p>1673725526850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5" calcext:value-type="float">
            <text:p>10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36" calcext:value-type="float">
            <text:p>1673725526836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6" calcext:value-type="float">
            <text:p>10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52" calcext:value-type="float">
            <text:p>1673725527452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4" calcext:value-type="float">
            <text:p>10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6" calcext:value-type="float">
            <text:p>1673725527826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5" calcext:value-type="float">
            <text:p>10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25" calcext:value-type="float">
            <text:p>1673725526925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8" calcext:value-type="float">
            <text:p>10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58" calcext:value-type="float">
            <text:p>1673725527458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18" calcext:value-type="float">
            <text:p>10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40" calcext:value-type="float">
            <text:p>1673725526840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1" calcext:value-type="float">
            <text:p>10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4" calcext:value-type="float">
            <text:p>1673725527824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4" calcext:value-type="float">
            <text:p>10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31" calcext:value-type="float">
            <text:p>1673725527831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2" calcext:value-type="float">
            <text:p>1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54" calcext:value-type="float">
            <text:p>1673725527454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6" calcext:value-type="float">
            <text:p>10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2" calcext:value-type="float">
            <text:p>1673725527822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3" calcext:value-type="float">
            <text:p>10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1" calcext:value-type="float">
            <text:p>1673725527821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7" calcext:value-type="float">
            <text:p>10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20" calcext:value-type="float">
            <text:p>1673725526920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26" calcext:value-type="float">
            <text:p>10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65" calcext:value-type="float">
            <text:p>1673725527465</text:p>
          </table:table-cell>
          <table:table-cell office:value-type="float" office:value="10131" calcext:value-type="float">
            <text:p>1013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0" calcext:value-type="float">
            <text:p>10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48" calcext:value-type="float">
            <text:p>1673725526848</text:p>
          </table:table-cell>
          <table:table-cell office:value-type="float" office:value="10132" calcext:value-type="float">
            <text:p>1013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0" calcext:value-type="float">
            <text:p>10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04" calcext:value-type="float">
            <text:p>1673725527204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4" calcext:value-type="float">
            <text:p>10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194" calcext:value-type="float">
            <text:p>1673725527194</text:p>
          </table:table-cell>
          <table:table-cell office:value-type="float" office:value="10137" calcext:value-type="float">
            <text:p>101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5" calcext:value-type="float">
            <text:p>10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38" calcext:value-type="float">
            <text:p>1673725527838</text:p>
          </table:table-cell>
          <table:table-cell office:value-type="float" office:value="10138" calcext:value-type="float">
            <text:p>101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8" calcext:value-type="float">
            <text:p>10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61" calcext:value-type="float">
            <text:p>1673725526861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40" calcext:value-type="float">
            <text:p>10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04" calcext:value-type="float">
            <text:p>1673725527204</text:p>
          </table:table-cell>
          <table:table-cell office:value-type="float" office:value="10140" calcext:value-type="float">
            <text:p>101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39" calcext:value-type="float">
            <text:p>10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9" calcext:value-type="float">
            <text:p>1673725527829</text:p>
          </table:table-cell>
          <table:table-cell office:value-type="float" office:value="10145" calcext:value-type="float">
            <text:p>1014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42" calcext:value-type="float">
            <text:p>10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22" calcext:value-type="float">
            <text:p>1673725527222</text:p>
          </table:table-cell>
          <table:table-cell office:value-type="float" office:value="10146" calcext:value-type="float">
            <text:p>101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46" calcext:value-type="float">
            <text:p>10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80" calcext:value-type="float">
            <text:p>1673725527480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47" calcext:value-type="float">
            <text:p>10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48" calcext:value-type="float">
            <text:p>1673725526848</text:p>
          </table:table-cell>
          <table:table-cell office:value-type="float" office:value="10153" calcext:value-type="float">
            <text:p>101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3" calcext:value-type="float">
            <text:p>10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43" calcext:value-type="float">
            <text:p>1673725526843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4" calcext:value-type="float">
            <text:p>10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75" calcext:value-type="float">
            <text:p>1673725527475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2" calcext:value-type="float">
            <text:p>10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13" calcext:value-type="float">
            <text:p>1673725527213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5" calcext:value-type="float">
            <text:p>10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3" calcext:value-type="float">
            <text:p>1673725526943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6" calcext:value-type="float">
            <text:p>10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07" calcext:value-type="float">
            <text:p>1673725527207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4" calcext:value-type="float">
            <text:p>10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75" calcext:value-type="float">
            <text:p>1673725527475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7" calcext:value-type="float">
            <text:p>10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5" calcext:value-type="float">
            <text:p>1673725526945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9" calcext:value-type="float">
            <text:p>1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67" calcext:value-type="float">
            <text:p>1673725527467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2" calcext:value-type="float">
            <text:p>10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093" calcext:value-type="float">
            <text:p>1673725528093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9" calcext:value-type="float">
            <text:p>1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69" calcext:value-type="float">
            <text:p>1673725526869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1" calcext:value-type="float">
            <text:p>10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18" calcext:value-type="float">
            <text:p>1673725527218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59" calcext:value-type="float">
            <text:p>1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28" calcext:value-type="float">
            <text:p>1673725527828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1" calcext:value-type="float">
            <text:p>10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55" calcext:value-type="float">
            <text:p>1673725527455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6" calcext:value-type="float">
            <text:p>10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35" calcext:value-type="float">
            <text:p>1673725527835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5" calcext:value-type="float">
            <text:p>10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01" calcext:value-type="float">
            <text:p>1673725528101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6" calcext:value-type="float">
            <text:p>10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16" calcext:value-type="float">
            <text:p>1673725527216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8" calcext:value-type="float">
            <text:p>10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68" calcext:value-type="float">
            <text:p>1673725527468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0" calcext:value-type="float">
            <text:p>10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53" calcext:value-type="float">
            <text:p>1673725527853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68" calcext:value-type="float">
            <text:p>10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32" calcext:value-type="float">
            <text:p>1673725527832</text:p>
          </table:table-cell>
          <table:table-cell office:value-type="float" office:value="10172" calcext:value-type="float">
            <text:p>1017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1" calcext:value-type="float">
            <text:p>10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480" calcext:value-type="float">
            <text:p>1673725527480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1" calcext:value-type="float">
            <text:p>10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84" calcext:value-type="float">
            <text:p>1673725527484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3" calcext:value-type="float">
            <text:p>10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06" calcext:value-type="float">
            <text:p>1673725527206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461" calcext:value-type="float">
            <text:p>1673725527461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3" calcext:value-type="float">
            <text:p>10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7849" calcext:value-type="float">
            <text:p>1673725527849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8" calcext:value-type="float">
            <text:p>10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16" calcext:value-type="float">
            <text:p>1673725527216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7" calcext:value-type="float">
            <text:p>10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68" calcext:value-type="float">
            <text:p>1673725526868</text:p>
          </table:table-cell>
          <table:table-cell office:value-type="float" office:value="10182" calcext:value-type="float">
            <text:p>1018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2" calcext:value-type="float">
            <text:p>1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6" calcext:value-type="float">
            <text:p>1673725526936</text:p>
          </table:table-cell>
          <table:table-cell office:value-type="float" office:value="10183" calcext:value-type="float">
            <text:p>1018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79" calcext:value-type="float">
            <text:p>10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61" calcext:value-type="float">
            <text:p>1673725527261</text:p>
          </table:table-cell>
          <table:table-cell office:value-type="float" office:value="10183" calcext:value-type="float">
            <text:p>1018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73" calcext:value-type="float">
            <text:p>1673725527473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4" calcext:value-type="float">
            <text:p>10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41" calcext:value-type="float">
            <text:p>1673725527841</text:p>
          </table:table-cell>
          <table:table-cell office:value-type="float" office:value="10186" calcext:value-type="float">
            <text:p>1018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6" calcext:value-type="float">
            <text:p>10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54" calcext:value-type="float">
            <text:p>1673725527854</text:p>
          </table:table-cell>
          <table:table-cell office:value-type="float" office:value="10186" calcext:value-type="float">
            <text:p>1018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4" calcext:value-type="float">
            <text:p>10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38" calcext:value-type="float">
            <text:p>1673725526838</text:p>
          </table:table-cell>
          <table:table-cell office:value-type="float" office:value="10187" calcext:value-type="float">
            <text:p>101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5" calcext:value-type="float">
            <text:p>10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23" calcext:value-type="float">
            <text:p>1673725527223</text:p>
          </table:table-cell>
          <table:table-cell office:value-type="float" office:value="10189" calcext:value-type="float">
            <text:p>1018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7" calcext:value-type="float">
            <text:p>10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62" calcext:value-type="float">
            <text:p>1673725527862</text:p>
          </table:table-cell>
          <table:table-cell office:value-type="float" office:value="10191" calcext:value-type="float">
            <text:p>101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89" calcext:value-type="float">
            <text:p>10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25" calcext:value-type="float">
            <text:p>1673725526925</text:p>
          </table:table-cell>
          <table:table-cell office:value-type="float" office:value="10194" calcext:value-type="float">
            <text:p>1019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4" calcext:value-type="float">
            <text:p>1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67" calcext:value-type="float">
            <text:p>1673725526867</text:p>
          </table:table-cell>
          <table:table-cell office:value-type="float" office:value="10197" calcext:value-type="float">
            <text:p>101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1" calcext:value-type="float">
            <text:p>10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42" calcext:value-type="float">
            <text:p>1673725527242</text:p>
          </table:table-cell>
          <table:table-cell office:value-type="float" office:value="10197" calcext:value-type="float">
            <text:p>101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4" calcext:value-type="float">
            <text:p>1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67" calcext:value-type="float">
            <text:p>1673725527267</text:p>
          </table:table-cell>
          <table:table-cell office:value-type="float" office:value="10197" calcext:value-type="float">
            <text:p>1019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5" calcext:value-type="float">
            <text:p>10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8" calcext:value-type="float">
            <text:p>1673725526938</text:p>
          </table:table-cell>
          <table:table-cell office:value-type="float" office:value="10198" calcext:value-type="float">
            <text:p>101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6" calcext:value-type="float">
            <text:p>1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49" calcext:value-type="float">
            <text:p>1673725527849</text:p>
          </table:table-cell>
          <table:table-cell office:value-type="float" office:value="10198" calcext:value-type="float">
            <text:p>1019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6" calcext:value-type="float">
            <text:p>1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88" calcext:value-type="float">
            <text:p>1673725527488</text:p>
          </table:table-cell>
          <table:table-cell office:value-type="float" office:value="10199" calcext:value-type="float">
            <text:p>101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195" calcext:value-type="float">
            <text:p>10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7484" calcext:value-type="float">
            <text:p>1673725527484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3" calcext:value-type="float">
            <text:p>10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5" calcext:value-type="float">
            <text:p>1673725526935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5" calcext:value-type="float">
            <text:p>10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73" calcext:value-type="float">
            <text:p>1673725527873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1" calcext:value-type="float">
            <text:p>1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850" calcext:value-type="float">
            <text:p>1673725527850</text:p>
          </table:table-cell>
          <table:table-cell office:value-type="float" office:value="10209" calcext:value-type="float">
            <text:p>102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7" calcext:value-type="float">
            <text:p>10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05" calcext:value-type="float">
            <text:p>1673725528105</text:p>
          </table:table-cell>
          <table:table-cell office:value-type="float" office:value="10209" calcext:value-type="float">
            <text:p>1020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9" calcext:value-type="float">
            <text:p>10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58" calcext:value-type="float">
            <text:p>1673725527858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08" calcext:value-type="float">
            <text:p>10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3" calcext:value-type="float">
            <text:p>1673725526943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0" calcext:value-type="float">
            <text:p>1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26" calcext:value-type="float">
            <text:p>1673725526926</text:p>
          </table:table-cell>
          <table:table-cell office:value-type="float" office:value="10214" calcext:value-type="float">
            <text:p>1021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4" calcext:value-type="float">
            <text:p>10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7269" calcext:value-type="float">
            <text:p>1673725527269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6" calcext:value-type="float">
            <text:p>10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26" calcext:value-type="float">
            <text:p>1673725527226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6" calcext:value-type="float">
            <text:p>10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65" calcext:value-type="float">
            <text:p>1673725527265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7" calcext:value-type="float">
            <text:p>10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13" calcext:value-type="float">
            <text:p>1673725528113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8" calcext:value-type="float">
            <text:p>10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25" calcext:value-type="float">
            <text:p>1673725527225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9" calcext:value-type="float">
            <text:p>10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85" calcext:value-type="float">
            <text:p>1673725527485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0" calcext:value-type="float">
            <text:p>1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64" calcext:value-type="float">
            <text:p>1673725526864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1" calcext:value-type="float">
            <text:p>1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59" calcext:value-type="float">
            <text:p>1673725527259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19" calcext:value-type="float">
            <text:p>10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7472" calcext:value-type="float">
            <text:p>1673725527472</text:p>
          </table:table-cell>
          <table:table-cell office:value-type="float" office:value="10224" calcext:value-type="float">
            <text:p>1022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1" calcext:value-type="float">
            <text:p>1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872" calcext:value-type="float">
            <text:p>1673725526872</text:p>
          </table:table-cell>
          <table:table-cell office:value-type="float" office:value="10227" calcext:value-type="float">
            <text:p>102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4" calcext:value-type="float">
            <text:p>10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69" calcext:value-type="float">
            <text:p>1673725527869</text:p>
          </table:table-cell>
          <table:table-cell office:value-type="float" office:value="10227" calcext:value-type="float">
            <text:p>102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5" calcext:value-type="float">
            <text:p>10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62" calcext:value-type="float">
            <text:p>1673725527262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6" calcext:value-type="float">
            <text:p>10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49" calcext:value-type="float">
            <text:p>1673725527849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29" calcext:value-type="float">
            <text:p>10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9" calcext:value-type="float">
            <text:p>1673725526939</text:p>
          </table:table-cell>
          <table:table-cell office:value-type="float" office:value="10236" calcext:value-type="float">
            <text:p>102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4" calcext:value-type="float">
            <text:p>10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76" calcext:value-type="float">
            <text:p>1673725527876</text:p>
          </table:table-cell>
          <table:table-cell office:value-type="float" office:value="10237" calcext:value-type="float">
            <text:p>1023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5" calcext:value-type="float">
            <text:p>10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5" calcext:value-type="float">
            <text:p>1673725526945</text:p>
          </table:table-cell>
          <table:table-cell office:value-type="float" office:value="10238" calcext:value-type="float">
            <text:p>102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8" calcext:value-type="float">
            <text:p>10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64" calcext:value-type="float">
            <text:p>1673725527864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7" calcext:value-type="float">
            <text:p>10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56" calcext:value-type="float">
            <text:p>1673725526956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9" calcext:value-type="float">
            <text:p>10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77" calcext:value-type="float">
            <text:p>1673725527477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80" calcext:value-type="float">
            <text:p>1673725527880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9" calcext:value-type="float">
            <text:p>10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491" calcext:value-type="float">
            <text:p>1673725527491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39" calcext:value-type="float">
            <text:p>10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9" calcext:value-type="float">
            <text:p>1673725526949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1" calcext:value-type="float">
            <text:p>10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2" calcext:value-type="float">
            <text:p>1673725526932</text:p>
          </table:table-cell>
          <table:table-cell office:value-type="float" office:value="10246" calcext:value-type="float">
            <text:p>102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6" calcext:value-type="float">
            <text:p>10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69" calcext:value-type="float">
            <text:p>1673725527869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7" calcext:value-type="float">
            <text:p>10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50" calcext:value-type="float">
            <text:p>1673725527850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8" calcext:value-type="float">
            <text:p>10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06" calcext:value-type="float">
            <text:p>1673725528106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46" calcext:value-type="float">
            <text:p>10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7876" calcext:value-type="float">
            <text:p>1673725527876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51" calcext:value-type="float">
            <text:p>10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9" calcext:value-type="float">
            <text:p>1673725526949</text:p>
          </table:table-cell>
          <table:table-cell office:value-type="float" office:value="10255" calcext:value-type="float">
            <text:p>102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53" calcext:value-type="float">
            <text:p>10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70" calcext:value-type="float">
            <text:p>1673725527270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3" calcext:value-type="float">
            <text:p>10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30" calcext:value-type="float">
            <text:p>1673725526930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5" calcext:value-type="float">
            <text:p>10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51" calcext:value-type="float">
            <text:p>1673725526951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1" calcext:value-type="float">
            <text:p>10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66" calcext:value-type="float">
            <text:p>1673725527266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3" calcext:value-type="float">
            <text:p>10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03" calcext:value-type="float">
            <text:p>1673725527903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3" calcext:value-type="float">
            <text:p>10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091" calcext:value-type="float">
            <text:p>1673725528091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6" calcext:value-type="float">
            <text:p>10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86" calcext:value-type="float">
            <text:p>1673725527886</text:p>
          </table:table-cell>
          <table:table-cell office:value-type="float" office:value="10268" calcext:value-type="float">
            <text:p>1026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8" calcext:value-type="float">
            <text:p>10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84" calcext:value-type="float">
            <text:p>1673725527884</text:p>
          </table:table-cell>
          <table:table-cell office:value-type="float" office:value="10269" calcext:value-type="float">
            <text:p>1026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6" calcext:value-type="float">
            <text:p>10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46" calcext:value-type="float">
            <text:p>1673725526946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70" calcext:value-type="float">
            <text:p>10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54" calcext:value-type="float">
            <text:p>1673725526954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8" calcext:value-type="float">
            <text:p>10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71" calcext:value-type="float">
            <text:p>1673725527871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69" calcext:value-type="float">
            <text:p>10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275" calcext:value-type="float">
            <text:p>102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7901" calcext:value-type="float">
            <text:p>1673725527901</text:p>
          </table:table-cell>
          <table:table-cell office:value-type="float" office:value="10281" calcext:value-type="float">
            <text:p>1028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33" calcext:value-type="float">
            <text:p>1673725528133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84" calcext:value-type="float">
            <text:p>10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83" calcext:value-type="float">
            <text:p>1673725527883</text:p>
          </table:table-cell>
          <table:table-cell office:value-type="float" office:value="10289" calcext:value-type="float">
            <text:p>1028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89" calcext:value-type="float">
            <text:p>10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291" calcext:value-type="float">
            <text:p>102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73725527878" calcext:value-type="float">
            <text:p>1673725527878</text:p>
          </table:table-cell>
          <table:table-cell office:value-type="float" office:value="10291" calcext:value-type="float">
            <text:p>1029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1" calcext:value-type="float">
            <text:p>1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292" calcext:value-type="float">
            <text:p>102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8126" calcext:value-type="float">
            <text:p>1673725528126</text:p>
          </table:table-cell>
          <table:table-cell office:value-type="float" office:value="10293" calcext:value-type="float">
            <text:p>1029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3" calcext:value-type="float">
            <text:p>10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5528125" calcext:value-type="float">
            <text:p>1673725528125</text:p>
          </table:table-cell>
          <table:table-cell office:value-type="float" office:value="10299" calcext:value-type="float">
            <text:p>1029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7" calcext:value-type="float">
            <text:p>10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271" calcext:value-type="float">
            <text:p>1673725527271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8" calcext:value-type="float">
            <text:p>10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21" calcext:value-type="float">
            <text:p>1673725528121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8" calcext:value-type="float">
            <text:p>10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99" calcext:value-type="float">
            <text:p>1673725527899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1" calcext:value-type="float">
            <text:p>10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29" calcext:value-type="float">
            <text:p>1673725528129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0" calcext:value-type="float">
            <text:p>10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60" calcext:value-type="float">
            <text:p>1673725526960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4" calcext:value-type="float">
            <text:p>10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68" calcext:value-type="float">
            <text:p>1673725526968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6" calcext:value-type="float">
            <text:p>10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09" calcext:value-type="float">
            <text:p>1673725528109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8" calcext:value-type="float">
            <text:p>10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311" calcext:value-type="float">
            <text:p>103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7893" calcext:value-type="float">
            <text:p>1673725527893</text:p>
          </table:table-cell>
          <table:table-cell office:value-type="float" office:value="10312" calcext:value-type="float">
            <text:p>103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2" calcext:value-type="float">
            <text:p>10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19" calcext:value-type="float">
            <text:p>1673725528119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3" calcext:value-type="float">
            <text:p>10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14" calcext:value-type="float">
            <text:p>1673725527914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5" calcext:value-type="float">
            <text:p>10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54" calcext:value-type="float">
            <text:p>1673725526954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6" calcext:value-type="float">
            <text:p>10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63" calcext:value-type="float">
            <text:p>1673725526963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8" calcext:value-type="float">
            <text:p>10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97" calcext:value-type="float">
            <text:p>1673725527897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7" calcext:value-type="float">
            <text:p>10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37" calcext:value-type="float">
            <text:p>1673725528137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16" calcext:value-type="float">
            <text:p>10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37" calcext:value-type="float">
            <text:p>1673725528137</text:p>
          </table:table-cell>
          <table:table-cell office:value-type="float" office:value="10322" calcext:value-type="float">
            <text:p>1032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22" calcext:value-type="float">
            <text:p>10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10" calcext:value-type="float">
            <text:p>1673725527910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27" calcext:value-type="float">
            <text:p>10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30" calcext:value-type="float">
            <text:p>1673725528130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26" calcext:value-type="float">
            <text:p>10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970" calcext:value-type="float">
            <text:p>1673725526970</text:p>
          </table:table-cell>
          <table:table-cell office:value-type="float" office:value="10331" calcext:value-type="float">
            <text:p>1033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31" calcext:value-type="float">
            <text:p>10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10335" calcext:value-type="float">
            <text:p>103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7905" calcext:value-type="float">
            <text:p>1673725527905</text:p>
          </table:table-cell>
          <table:table-cell office:value-type="float" office:value="10336" calcext:value-type="float">
            <text:p>103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29" calcext:value-type="float">
            <text:p>1673725527929</text:p>
          </table:table-cell>
          <table:table-cell office:value-type="float" office:value="10338" calcext:value-type="float">
            <text:p>103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35" calcext:value-type="float">
            <text:p>10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17" calcext:value-type="float">
            <text:p>1673725527917</text:p>
          </table:table-cell>
          <table:table-cell office:value-type="float" office:value="10342" calcext:value-type="float">
            <text:p>103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42" calcext:value-type="float">
            <text:p>10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909" calcext:value-type="float">
            <text:p>1673725527909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46" calcext:value-type="float">
            <text:p>10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39" calcext:value-type="float">
            <text:p>1673725528139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45" calcext:value-type="float">
            <text:p>1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349" calcext:value-type="float">
            <text:p>103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8167" calcext:value-type="float">
            <text:p>1673725528167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51" calcext:value-type="float">
            <text:p>10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7925" calcext:value-type="float">
            <text:p>167372552792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54" calcext:value-type="float">
            <text:p>10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0" calcext:value-type="float">
            <text:p>1673725528170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53" calcext:value-type="float">
            <text:p>1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23" calcext:value-type="float">
            <text:p>1673725527923</text:p>
          </table:table-cell>
          <table:table-cell office:value-type="float" office:value="10356" calcext:value-type="float">
            <text:p>103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53" calcext:value-type="float">
            <text:p>1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59" calcext:value-type="float">
            <text:p>1673725528159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59" calcext:value-type="float">
            <text:p>10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1" calcext:value-type="float">
            <text:p>1673725528171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66" calcext:value-type="float">
            <text:p>10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8142" calcext:value-type="float">
            <text:p>1673725528142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72" calcext:value-type="float">
            <text:p>10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65" calcext:value-type="float">
            <text:p>1673725528165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75" calcext:value-type="float">
            <text:p>10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73725526250" calcext:value-type="float">
            <text:p>1673725526250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8134" calcext:value-type="float">
            <text:p>1673725528134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80" calcext:value-type="float">
            <text:p>10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55" calcext:value-type="float">
            <text:p>1673725528155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78" calcext:value-type="float">
            <text:p>10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8132" calcext:value-type="float">
            <text:p>1673725528132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88" calcext:value-type="float">
            <text:p>1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402" calcext:value-type="float">
            <text:p>104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7921" calcext:value-type="float">
            <text:p>1673725527921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07" calcext:value-type="float">
            <text:p>10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3" calcext:value-type="float">
            <text:p>1673725528173</text:p>
          </table:table-cell>
          <table:table-cell office:value-type="float" office:value="10412" calcext:value-type="float">
            <text:p>1041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10" calcext:value-type="float">
            <text:p>10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73725527891" calcext:value-type="float">
            <text:p>1673725527891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918" calcext:value-type="float">
            <text:p>1673725527918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22" calcext:value-type="float">
            <text:p>10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428" calcext:value-type="float">
            <text:p>104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0" calcext:value-type="float">
            <text:p>1673725526250</text:p>
          </table:table-cell>
          <table:table-cell office:value-type="float" office:value="10434" calcext:value-type="float">
            <text:p>104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7906" calcext:value-type="float">
            <text:p>1673725527906</text:p>
          </table:table-cell>
          <table:table-cell office:value-type="float" office:value="10438" calcext:value-type="float">
            <text:p>10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37" calcext:value-type="float">
            <text:p>10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84" calcext:value-type="float">
            <text:p>1673725528184</text:p>
          </table:table-cell>
          <table:table-cell office:value-type="float" office:value="10438" calcext:value-type="float">
            <text:p>1043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35" calcext:value-type="float">
            <text:p>10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7885" calcext:value-type="float">
            <text:p>1673725527885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39" calcext:value-type="float">
            <text:p>10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8185" calcext:value-type="float">
            <text:p>1673725528185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47" calcext:value-type="float">
            <text:p>10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448" calcext:value-type="float">
            <text:p>10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8177" calcext:value-type="float">
            <text:p>1673725528177</text:p>
          </table:table-cell>
          <table:table-cell office:value-type="float" office:value="10453" calcext:value-type="float">
            <text:p>1045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45" calcext:value-type="float">
            <text:p>10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62" calcext:value-type="float">
            <text:p>1673725528162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5" calcext:value-type="float">
            <text:p>10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11" calcext:value-type="float">
            <text:p>1673725528211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7" calcext:value-type="float">
            <text:p>10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19" calcext:value-type="float">
            <text:p>1673725528219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4" calcext:value-type="float">
            <text:p>10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8157" calcext:value-type="float">
            <text:p>1673725528157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6" calcext:value-type="float">
            <text:p>10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88" calcext:value-type="float">
            <text:p>1673725528188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65" calcext:value-type="float">
            <text:p>10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90" calcext:value-type="float">
            <text:p>1673725528190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66" calcext:value-type="float">
            <text:p>10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73725528163" calcext:value-type="float">
            <text:p>1673725528163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67" calcext:value-type="float">
            <text:p>10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5" calcext:value-type="float">
            <text:p>1673725528175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7" calcext:value-type="float">
            <text:p>10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7" calcext:value-type="float">
            <text:p>1673725528177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5" calcext:value-type="float">
            <text:p>10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7888" calcext:value-type="float">
            <text:p>1673725527888</text:p>
          </table:table-cell>
          <table:table-cell office:value-type="float" office:value="10478" calcext:value-type="float">
            <text:p>104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6" calcext:value-type="float">
            <text:p>1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98" calcext:value-type="float">
            <text:p>1673725528198</text:p>
          </table:table-cell>
          <table:table-cell office:value-type="float" office:value="10478" calcext:value-type="float">
            <text:p>1047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8" calcext:value-type="float">
            <text:p>10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88" calcext:value-type="float">
            <text:p>1673725528188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6" calcext:value-type="float">
            <text:p>1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18" calcext:value-type="float">
            <text:p>1673725528218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9" calcext:value-type="float">
            <text:p>10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08" calcext:value-type="float">
            <text:p>1673725528208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82" calcext:value-type="float">
            <text:p>10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10" calcext:value-type="float">
            <text:p>1673725528210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85" calcext:value-type="float">
            <text:p>10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96" calcext:value-type="float">
            <text:p>1673725528196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89" calcext:value-type="float">
            <text:p>10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71" calcext:value-type="float">
            <text:p>1673725528171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88" calcext:value-type="float">
            <text:p>10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492" calcext:value-type="float">
            <text:p>104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496" calcext:value-type="float">
            <text:p>104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8225" calcext:value-type="float">
            <text:p>1673725528225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96" calcext:value-type="float">
            <text:p>10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508" calcext:value-type="float">
            <text:p>105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8216" calcext:value-type="float">
            <text:p>1673725528216</text:p>
          </table:table-cell>
          <table:table-cell office:value-type="float" office:value="10519" calcext:value-type="float">
            <text:p>10519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19" calcext:value-type="float">
            <text:p>10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25" calcext:value-type="float">
            <text:p>1673725528225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0" calcext:value-type="float">
            <text:p>10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23" calcext:value-type="float">
            <text:p>1673725528223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3" calcext:value-type="float">
            <text:p>10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8200" calcext:value-type="float">
            <text:p>1673725528200</text:p>
          </table:table-cell>
          <table:table-cell office:value-type="float" office:value="10526" calcext:value-type="float">
            <text:p>1052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6" calcext:value-type="float">
            <text:p>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28" calcext:value-type="float">
            <text:p>1673725528228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6" calcext:value-type="float">
            <text:p>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193" calcext:value-type="float">
            <text:p>1673725528193</text:p>
          </table:table-cell>
          <table:table-cell office:value-type="float" office:value="10528" calcext:value-type="float">
            <text:p>1052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8" calcext:value-type="float">
            <text:p>10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04" calcext:value-type="float">
            <text:p>1673725528204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7" calcext:value-type="float">
            <text:p>10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22" calcext:value-type="float">
            <text:p>1673725528222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28" calcext:value-type="float">
            <text:p>10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05" calcext:value-type="float">
            <text:p>1673725528205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34" calcext:value-type="float">
            <text:p>10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3" calcext:value-type="float">
            <text:p>1673725526253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8230" calcext:value-type="float">
            <text:p>1673725528230</text:p>
          </table:table-cell>
          <table:table-cell office:value-type="float" office:value="10546" calcext:value-type="float">
            <text:p>1054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44" calcext:value-type="float">
            <text:p>1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548" calcext:value-type="float">
            <text:p>105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3725528237" calcext:value-type="float">
            <text:p>1673725528237</text:p>
          </table:table-cell>
          <table:table-cell office:value-type="float" office:value="10552" calcext:value-type="float">
            <text:p>10552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0" calcext:value-type="float">
            <text:p>10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41" calcext:value-type="float">
            <text:p>1673725528241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4" calcext:value-type="float">
            <text:p>10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28" calcext:value-type="float">
            <text:p>1673725528228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2" calcext:value-type="float">
            <text:p>10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43" calcext:value-type="float">
            <text:p>1673725528243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4" calcext:value-type="float">
            <text:p>10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31" calcext:value-type="float">
            <text:p>1673725528231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3" calcext:value-type="float">
            <text:p>10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8233" calcext:value-type="float">
            <text:p>1673725528233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7" calcext:value-type="float">
            <text:p>10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8235" calcext:value-type="float">
            <text:p>1673725528235</text:p>
          </table:table-cell>
          <table:table-cell office:value-type="float" office:value="10558" calcext:value-type="float">
            <text:p>10558</text:p>
          </table:table-cell>
          <table:table-cell office:value-type="string" calcext:value-type="string">
            <text:p>HTTP Request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370" calcext:value-type="float">
            <text:p>1337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58" calcext:value-type="float">
            <text:p>10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725526275" calcext:value-type="float">
            <text:p>1673725526275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254" calcext:value-type="float">
            <text:p>1673725526254</text:p>
          </table:table-cell>
          <table:table-cell office:value-type="float" office:value="10574" calcext:value-type="float">
            <text:p>105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73" calcext:value-type="float">
            <text:p>1673725526273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55" calcext:value-type="float">
            <text:p>1673725526255</text:p>
          </table:table-cell>
          <table:table-cell office:value-type="float" office:value="10589" calcext:value-type="float">
            <text:p>105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10604" calcext:value-type="float">
            <text:p>106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609" calcext:value-type="float">
            <text:p>106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10627" calcext:value-type="float">
            <text:p>106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73725526263" calcext:value-type="float">
            <text:p>1673725526263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72" calcext:value-type="float">
            <text:p>1673725526272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259" calcext:value-type="float">
            <text:p>1673725526259</text:p>
          </table:table-cell>
          <table:table-cell office:value-type="float" office:value="10659" calcext:value-type="float">
            <text:p>106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66" calcext:value-type="float">
            <text:p>1673725526266</text:p>
          </table:table-cell>
          <table:table-cell office:value-type="float" office:value="10683" calcext:value-type="float">
            <text:p>106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252" calcext:value-type="float">
            <text:p>1673725526252</text:p>
          </table:table-cell>
          <table:table-cell office:value-type="float" office:value="10684" calcext:value-type="float">
            <text:p>106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10688" calcext:value-type="float">
            <text:p>106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707" calcext:value-type="float">
            <text:p>107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708" calcext:value-type="float">
            <text:p>107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3725526297" calcext:value-type="float">
            <text:p>1673725526297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58" calcext:value-type="float">
            <text:p>1673725526258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5526278" calcext:value-type="float">
            <text:p>1673725526278</text:p>
          </table:table-cell>
          <table:table-cell office:value-type="float" office:value="10772" calcext:value-type="float">
            <text:p>107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59" calcext:value-type="float">
            <text:p>1673725526259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10802" calcext:value-type="float">
            <text:p>10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73725526293" calcext:value-type="float">
            <text:p>1673725526293</text:p>
          </table:table-cell>
          <table:table-cell office:value-type="float" office:value="10806" calcext:value-type="float">
            <text:p>108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85" calcext:value-type="float">
            <text:p>1673725526285</text:p>
          </table:table-cell>
          <table:table-cell office:value-type="float" office:value="10834" calcext:value-type="float">
            <text:p>108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73725526299" calcext:value-type="float">
            <text:p>1673725526299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843" calcext:value-type="float">
            <text:p>108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862" calcext:value-type="float">
            <text:p>108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876" calcext:value-type="float">
            <text:p>108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261" calcext:value-type="float">
            <text:p>1673725526261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3725526288" calcext:value-type="float">
            <text:p>1673725526288</text:p>
          </table:table-cell>
          <table:table-cell office:value-type="float" office:value="10890" calcext:value-type="float">
            <text:p>108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84" calcext:value-type="float">
            <text:p>1673725526284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915" calcext:value-type="float">
            <text:p>109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90" calcext:value-type="float">
            <text:p>1673725526290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262" calcext:value-type="float">
            <text:p>1673725526262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73725526256" calcext:value-type="float">
            <text:p>1673725526256</text:p>
          </table:table-cell>
          <table:table-cell office:value-type="float" office:value="10941" calcext:value-type="float">
            <text:p>109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944" calcext:value-type="float">
            <text:p>109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257" calcext:value-type="float">
            <text:p>1673725526257</text:p>
          </table:table-cell>
          <table:table-cell office:value-type="float" office:value="10959" calcext:value-type="float">
            <text:p>109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0964" calcext:value-type="float">
            <text:p>109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3725526324" calcext:value-type="float">
            <text:p>1673725526324</text:p>
          </table:table-cell>
          <table:table-cell office:value-type="float" office:value="10964" calcext:value-type="float">
            <text:p>109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11" calcext:value-type="float">
            <text:p>1673725526311</text:p>
          </table:table-cell>
          <table:table-cell office:value-type="float" office:value="10967" calcext:value-type="float">
            <text:p>109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28" calcext:value-type="float">
            <text:p>1673725526328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05" calcext:value-type="float">
            <text:p>1673725526305</text:p>
          </table:table-cell>
          <table:table-cell office:value-type="float" office:value="10973" calcext:value-type="float">
            <text:p>109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305" calcext:value-type="float">
            <text:p>1673725526305</text:p>
          </table:table-cell>
          <table:table-cell office:value-type="float" office:value="10976" calcext:value-type="float">
            <text:p>10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313" calcext:value-type="float">
            <text:p>1673725526313</text:p>
          </table:table-cell>
          <table:table-cell office:value-type="float" office:value="10976" calcext:value-type="float">
            <text:p>10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24" calcext:value-type="float">
            <text:p>1673725526324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08" calcext:value-type="float">
            <text:p>1673725526308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333" calcext:value-type="float">
            <text:p>1673725526333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73725526260" calcext:value-type="float">
            <text:p>1673725526260</text:p>
          </table:table-cell>
          <table:table-cell office:value-type="float" office:value="11012" calcext:value-type="float">
            <text:p>110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73725526317" calcext:value-type="float">
            <text:p>1673725526317</text:p>
          </table:table-cell>
          <table:table-cell office:value-type="float" office:value="11014" calcext:value-type="float">
            <text:p>110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54" calcext:value-type="float">
            <text:p>1673725526354</text:p>
          </table:table-cell>
          <table:table-cell office:value-type="float" office:value="11014" calcext:value-type="float">
            <text:p>110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29" calcext:value-type="float">
            <text:p>1673725526329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42" calcext:value-type="float">
            <text:p>1673725526342</text:p>
          </table:table-cell>
          <table:table-cell office:value-type="float" office:value="11022" calcext:value-type="float">
            <text:p>110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38" calcext:value-type="float">
            <text:p>1673725526338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50" calcext:value-type="float">
            <text:p>1673725526350</text:p>
          </table:table-cell>
          <table:table-cell office:value-type="float" office:value="11031" calcext:value-type="float">
            <text:p>110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45" calcext:value-type="float">
            <text:p>1673725526345</text:p>
          </table:table-cell>
          <table:table-cell office:value-type="float" office:value="11040" calcext:value-type="float">
            <text:p>110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36" calcext:value-type="float">
            <text:p>1673725526336</text:p>
          </table:table-cell>
          <table:table-cell office:value-type="float" office:value="11046" calcext:value-type="float">
            <text:p>110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47" calcext:value-type="float">
            <text:p>1673725526347</text:p>
          </table:table-cell>
          <table:table-cell office:value-type="float" office:value="11048" calcext:value-type="float">
            <text:p>110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56" calcext:value-type="float">
            <text:p>1673725526356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66" calcext:value-type="float">
            <text:p>1673725526366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69" calcext:value-type="float">
            <text:p>1673725526369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62" calcext:value-type="float">
            <text:p>1673725526362</text:p>
          </table:table-cell>
          <table:table-cell office:value-type="float" office:value="11081" calcext:value-type="float">
            <text:p>110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81" calcext:value-type="float">
            <text:p>1673725526381</text:p>
          </table:table-cell>
          <table:table-cell office:value-type="float" office:value="11083" calcext:value-type="float">
            <text:p>110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360" calcext:value-type="float">
            <text:p>1673725526360</text:p>
          </table:table-cell>
          <table:table-cell office:value-type="float" office:value="11085" calcext:value-type="float">
            <text:p>110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385" calcext:value-type="float">
            <text:p>1673725526385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78" calcext:value-type="float">
            <text:p>1673725526378</text:p>
          </table:table-cell>
          <table:table-cell office:value-type="float" office:value="11104" calcext:value-type="float">
            <text:p>111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372" calcext:value-type="float">
            <text:p>167372552637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75" calcext:value-type="float">
            <text:p>1673725526375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00" calcext:value-type="float">
            <text:p>1673725526400</text:p>
          </table:table-cell>
          <table:table-cell office:value-type="float" office:value="11133" calcext:value-type="float">
            <text:p>111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23" calcext:value-type="float">
            <text:p>1673725526423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388" calcext:value-type="float">
            <text:p>1673725526388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14" calcext:value-type="float">
            <text:p>1673725526414</text:p>
          </table:table-cell>
          <table:table-cell office:value-type="float" office:value="11155" calcext:value-type="float">
            <text:p>111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405" calcext:value-type="float">
            <text:p>1673725526405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395" calcext:value-type="float">
            <text:p>1673725526395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6405" calcext:value-type="float">
            <text:p>1673725526405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73725526404" calcext:value-type="float">
            <text:p>1673725526404</text:p>
          </table:table-cell>
          <table:table-cell office:value-type="float" office:value="11176" calcext:value-type="float">
            <text:p>111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17" calcext:value-type="float">
            <text:p>1673725526417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73725526447" calcext:value-type="float">
            <text:p>1673725526447</text:p>
          </table:table-cell>
          <table:table-cell office:value-type="float" office:value="11180" calcext:value-type="float">
            <text:p>111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390" calcext:value-type="float">
            <text:p>1673725526390</text:p>
          </table:table-cell>
          <table:table-cell office:value-type="float" office:value="11181" calcext:value-type="float">
            <text:p>111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438" calcext:value-type="float">
            <text:p>1673725526438</text:p>
          </table:table-cell>
          <table:table-cell office:value-type="float" office:value="11191" calcext:value-type="float">
            <text:p>111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433" calcext:value-type="float">
            <text:p>1673725526433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429" calcext:value-type="float">
            <text:p>1673725526429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434" calcext:value-type="float">
            <text:p>1673725526434</text:p>
          </table:table-cell>
          <table:table-cell office:value-type="float" office:value="11204" calcext:value-type="float">
            <text:p>112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451" calcext:value-type="float">
            <text:p>1673725526451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14" calcext:value-type="float">
            <text:p>1673725526414</text:p>
          </table:table-cell>
          <table:table-cell office:value-type="float" office:value="11209" calcext:value-type="float">
            <text:p>112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443" calcext:value-type="float">
            <text:p>1673725526443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18" calcext:value-type="float">
            <text:p>1673725526418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459" calcext:value-type="float">
            <text:p>1673725526459</text:p>
          </table:table-cell>
          <table:table-cell office:value-type="float" office:value="11228" calcext:value-type="float">
            <text:p>112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54" calcext:value-type="float">
            <text:p>1673725526454</text:p>
          </table:table-cell>
          <table:table-cell office:value-type="float" office:value="11233" calcext:value-type="float">
            <text:p>11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23" calcext:value-type="float">
            <text:p>1673725526423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73725526468" calcext:value-type="float">
            <text:p>1673725526468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74" calcext:value-type="float">
            <text:p>1673725526474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56" calcext:value-type="float">
            <text:p>1673725526456</text:p>
          </table:table-cell>
          <table:table-cell office:value-type="float" office:value="11249" calcext:value-type="float">
            <text:p>112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65" calcext:value-type="float">
            <text:p>1673725526465</text:p>
          </table:table-cell>
          <table:table-cell office:value-type="float" office:value="11249" calcext:value-type="float">
            <text:p>112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70" calcext:value-type="float">
            <text:p>1673725526470</text:p>
          </table:table-cell>
          <table:table-cell office:value-type="float" office:value="11267" calcext:value-type="float">
            <text:p>112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26" calcext:value-type="float">
            <text:p>1673725526426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73725526461" calcext:value-type="float">
            <text:p>1673725526461</text:p>
          </table:table-cell>
          <table:table-cell office:value-type="float" office:value="11272" calcext:value-type="float">
            <text:p>112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44" calcext:value-type="float">
            <text:p>1673725526444</text:p>
          </table:table-cell>
          <table:table-cell office:value-type="float" office:value="11274" calcext:value-type="float">
            <text:p>112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85" calcext:value-type="float">
            <text:p>1673725526485</text:p>
          </table:table-cell>
          <table:table-cell office:value-type="float" office:value="11280" calcext:value-type="float">
            <text:p>112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82" calcext:value-type="float">
            <text:p>1673725526482</text:p>
          </table:table-cell>
          <table:table-cell office:value-type="float" office:value="11284" calcext:value-type="float">
            <text:p>112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03" calcext:value-type="float">
            <text:p>1673725526503</text:p>
          </table:table-cell>
          <table:table-cell office:value-type="float" office:value="11284" calcext:value-type="float">
            <text:p>112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492" calcext:value-type="float">
            <text:p>1673725526492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89" calcext:value-type="float">
            <text:p>1673725526489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94" calcext:value-type="float">
            <text:p>1673725526494</text:p>
          </table:table-cell>
          <table:table-cell office:value-type="float" office:value="11307" calcext:value-type="float">
            <text:p>113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477" calcext:value-type="float">
            <text:p>167372552647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481" calcext:value-type="float">
            <text:p>1673725526481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500" calcext:value-type="float">
            <text:p>1673725526500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497" calcext:value-type="float">
            <text:p>1673725526497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31" calcext:value-type="float">
            <text:p>1673725526531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73725526517" calcext:value-type="float">
            <text:p>1673725526517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11" calcext:value-type="float">
            <text:p>1673725526511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508" calcext:value-type="float">
            <text:p>1673725526508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30" calcext:value-type="float">
            <text:p>1673725526530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505" calcext:value-type="float">
            <text:p>1673725526505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24" calcext:value-type="float">
            <text:p>1673725526524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532" calcext:value-type="float">
            <text:p>1673725526532</text:p>
          </table:table-cell>
          <table:table-cell office:value-type="float" office:value="11360" calcext:value-type="float">
            <text:p>113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518" calcext:value-type="float">
            <text:p>1673725526518</text:p>
          </table:table-cell>
          <table:table-cell office:value-type="float" office:value="11385" calcext:value-type="float">
            <text:p>113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53" calcext:value-type="float">
            <text:p>1673725526553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21" calcext:value-type="float">
            <text:p>1673725526521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44" calcext:value-type="float">
            <text:p>1673725526544</text:p>
          </table:table-cell>
          <table:table-cell office:value-type="float" office:value="11404" calcext:value-type="float">
            <text:p>114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550" calcext:value-type="float">
            <text:p>1673725526550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38" calcext:value-type="float">
            <text:p>1673725526538</text:p>
          </table:table-cell>
          <table:table-cell office:value-type="float" office:value="11410" calcext:value-type="float">
            <text:p>114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536" calcext:value-type="float">
            <text:p>1673725526536</text:p>
          </table:table-cell>
          <table:table-cell office:value-type="float" office:value="11413" calcext:value-type="float">
            <text:p>114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563" calcext:value-type="float">
            <text:p>1673725526563</text:p>
          </table:table-cell>
          <table:table-cell office:value-type="float" office:value="11413" calcext:value-type="float">
            <text:p>114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48" calcext:value-type="float">
            <text:p>1673725526548</text:p>
          </table:table-cell>
          <table:table-cell office:value-type="float" office:value="11426" calcext:value-type="float">
            <text:p>114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584" calcext:value-type="float">
            <text:p>1673725526584</text:p>
          </table:table-cell>
          <table:table-cell office:value-type="float" office:value="11439" calcext:value-type="float">
            <text:p>114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60" calcext:value-type="float">
            <text:p>1673725526560</text:p>
          </table:table-cell>
          <table:table-cell office:value-type="float" office:value="11444" calcext:value-type="float">
            <text:p>114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56" calcext:value-type="float">
            <text:p>1673725526556</text:p>
          </table:table-cell>
          <table:table-cell office:value-type="float" office:value="11447" calcext:value-type="float">
            <text:p>114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41" calcext:value-type="float">
            <text:p>1673725526541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73725526587" calcext:value-type="float">
            <text:p>1673725526587</text:p>
          </table:table-cell>
          <table:table-cell office:value-type="float" office:value="11453" calcext:value-type="float">
            <text:p>114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95" calcext:value-type="float">
            <text:p>1673725526595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568" calcext:value-type="float">
            <text:p>1673725526568</text:p>
          </table:table-cell>
          <table:table-cell office:value-type="float" office:value="11459" calcext:value-type="float">
            <text:p>114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66" calcext:value-type="float">
            <text:p>1673725526566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70" calcext:value-type="float">
            <text:p>1673725526570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91" calcext:value-type="float">
            <text:p>1673725526591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01" calcext:value-type="float">
            <text:p>1673725526601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574" calcext:value-type="float">
            <text:p>1673725526574</text:p>
          </table:table-cell>
          <table:table-cell office:value-type="float" office:value="11485" calcext:value-type="float">
            <text:p>114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06" calcext:value-type="float">
            <text:p>1673725526606</text:p>
          </table:table-cell>
          <table:table-cell office:value-type="float" office:value="11490" calcext:value-type="float">
            <text:p>114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23" calcext:value-type="float">
            <text:p>1673725526623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578" calcext:value-type="float">
            <text:p>1673725526578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13" calcext:value-type="float">
            <text:p>1673725526613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596" calcext:value-type="float">
            <text:p>1673725526596</text:p>
          </table:table-cell>
          <table:table-cell office:value-type="float" office:value="11508" calcext:value-type="float">
            <text:p>115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81" calcext:value-type="float">
            <text:p>1673725526581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52" calcext:value-type="float">
            <text:p>1673725526652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598" calcext:value-type="float">
            <text:p>1673725526598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11" calcext:value-type="float">
            <text:p>1673725526611</text:p>
          </table:table-cell>
          <table:table-cell office:value-type="float" office:value="11518" calcext:value-type="float">
            <text:p>11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34" calcext:value-type="float">
            <text:p>1673725526634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25" calcext:value-type="float">
            <text:p>1673725526625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50" calcext:value-type="float">
            <text:p>1673725526650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07" calcext:value-type="float">
            <text:p>1673725526607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17" calcext:value-type="float">
            <text:p>1673725526617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20" calcext:value-type="float">
            <text:p>1673725526620</text:p>
          </table:table-cell>
          <table:table-cell office:value-type="float" office:value="11552" calcext:value-type="float">
            <text:p>115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46" calcext:value-type="float">
            <text:p>1673725526646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95" calcext:value-type="float">
            <text:p>1673725526695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667" calcext:value-type="float">
            <text:p>1673725526667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640" calcext:value-type="float">
            <text:p>1673725526640</text:p>
          </table:table-cell>
          <table:table-cell office:value-type="float" office:value="11565" calcext:value-type="float">
            <text:p>115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44" calcext:value-type="float">
            <text:p>1673725526644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65" calcext:value-type="float">
            <text:p>1673725526665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93" calcext:value-type="float">
            <text:p>1673725526693</text:p>
          </table:table-cell>
          <table:table-cell office:value-type="float" office:value="11576" calcext:value-type="float">
            <text:p>115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73725526686" calcext:value-type="float">
            <text:p>1673725526686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73725526655" calcext:value-type="float">
            <text:p>1673725526655</text:p>
          </table:table-cell>
          <table:table-cell office:value-type="float" office:value="11586" calcext:value-type="float">
            <text:p>115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672" calcext:value-type="float">
            <text:p>1673725526672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61" calcext:value-type="float">
            <text:p>1673725526661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82" calcext:value-type="float">
            <text:p>1673725526682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73725526679" calcext:value-type="float">
            <text:p>1673725526679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3725526700" calcext:value-type="float">
            <text:p>1673725526700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07" calcext:value-type="float">
            <text:p>1673725526707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04" calcext:value-type="float">
            <text:p>1673725526704</text:p>
          </table:table-cell>
          <table:table-cell office:value-type="float" office:value="11650" calcext:value-type="float">
            <text:p>116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77" calcext:value-type="float">
            <text:p>1673725526677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89" calcext:value-type="float">
            <text:p>1673725526689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3725526673" calcext:value-type="float">
            <text:p>1673725526673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637" calcext:value-type="float">
            <text:p>1673725526637</text:p>
          </table:table-cell>
          <table:table-cell office:value-type="float" office:value="11675" calcext:value-type="float">
            <text:p>116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659" calcext:value-type="float">
            <text:p>1673725526659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29" calcext:value-type="float">
            <text:p>1673725526729</text:p>
          </table:table-cell>
          <table:table-cell office:value-type="float" office:value="11688" calcext:value-type="float">
            <text:p>116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29" calcext:value-type="float">
            <text:p>1673725526629</text:p>
          </table:table-cell>
          <table:table-cell office:value-type="float" office:value="11698" calcext:value-type="float">
            <text:p>116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20" calcext:value-type="float">
            <text:p>1673725526720</text:p>
          </table:table-cell>
          <table:table-cell office:value-type="float" office:value="11699" calcext:value-type="float">
            <text:p>116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16" calcext:value-type="float">
            <text:p>1673725526716</text:p>
          </table:table-cell>
          <table:table-cell office:value-type="float" office:value="11708" calcext:value-type="float">
            <text:p>117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713" calcext:value-type="float">
            <text:p>1673725526713</text:p>
          </table:table-cell>
          <table:table-cell office:value-type="float" office:value="11709" calcext:value-type="float">
            <text:p>117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23" calcext:value-type="float">
            <text:p>1673725526723</text:p>
          </table:table-cell>
          <table:table-cell office:value-type="float" office:value="11709" calcext:value-type="float">
            <text:p>117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04" calcext:value-type="float">
            <text:p>1673725526704</text:p>
          </table:table-cell>
          <table:table-cell office:value-type="float" office:value="11715" calcext:value-type="float">
            <text:p>117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40" calcext:value-type="float">
            <text:p>1673725526740</text:p>
          </table:table-cell>
          <table:table-cell office:value-type="float" office:value="11716" calcext:value-type="float">
            <text:p>117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11" calcext:value-type="float">
            <text:p>1673725526711</text:p>
          </table:table-cell>
          <table:table-cell office:value-type="float" office:value="11723" calcext:value-type="float">
            <text:p>117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736" calcext:value-type="float">
            <text:p>1673725526736</text:p>
          </table:table-cell>
          <table:table-cell office:value-type="float" office:value="11723" calcext:value-type="float">
            <text:p>117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635" calcext:value-type="float">
            <text:p>1673725526635</text:p>
          </table:table-cell>
          <table:table-cell office:value-type="float" office:value="11731" calcext:value-type="float">
            <text:p>117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26" calcext:value-type="float">
            <text:p>1673725526726</text:p>
          </table:table-cell>
          <table:table-cell office:value-type="float" office:value="11733" calcext:value-type="float">
            <text:p>117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43" calcext:value-type="float">
            <text:p>1673725526743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68" calcext:value-type="float">
            <text:p>1673725526768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74" calcext:value-type="float">
            <text:p>1673725526774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55" calcext:value-type="float">
            <text:p>1673725526755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47" calcext:value-type="float">
            <text:p>1673725526747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70" calcext:value-type="float">
            <text:p>1673725526770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39" calcext:value-type="float">
            <text:p>1673725526739</text:p>
          </table:table-cell>
          <table:table-cell office:value-type="float" office:value="11833" calcext:value-type="float">
            <text:p>118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765" calcext:value-type="float">
            <text:p>1673725526765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53" calcext:value-type="float">
            <text:p>1673725526753</text:p>
          </table:table-cell>
          <table:table-cell office:value-type="float" office:value="11837" calcext:value-type="float">
            <text:p>118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731" calcext:value-type="float">
            <text:p>1673725526731</text:p>
          </table:table-cell>
          <table:table-cell office:value-type="float" office:value="11838" calcext:value-type="float">
            <text:p>118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79" calcext:value-type="float">
            <text:p>1673725526779</text:p>
          </table:table-cell>
          <table:table-cell office:value-type="float" office:value="11838" calcext:value-type="float">
            <text:p>118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1847" calcext:value-type="float">
            <text:p>118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789" calcext:value-type="float">
            <text:p>1673725526789</text:p>
          </table:table-cell>
          <table:table-cell office:value-type="float" office:value="11853" calcext:value-type="float">
            <text:p>118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32" calcext:value-type="float">
            <text:p>1673725526832</text:p>
          </table:table-cell>
          <table:table-cell office:value-type="float" office:value="11858" calcext:value-type="float">
            <text:p>118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11859" calcext:value-type="float">
            <text:p>118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792" calcext:value-type="float">
            <text:p>1673725526792</text:p>
          </table:table-cell>
          <table:table-cell office:value-type="float" office:value="11863" calcext:value-type="float">
            <text:p>118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38" calcext:value-type="float">
            <text:p>1673725526838</text:p>
          </table:table-cell>
          <table:table-cell office:value-type="float" office:value="11864" calcext:value-type="float">
            <text:p>118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23" calcext:value-type="float">
            <text:p>1673725526823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73725526761" calcext:value-type="float">
            <text:p>1673725526761</text:p>
          </table:table-cell>
          <table:table-cell office:value-type="float" office:value="11869" calcext:value-type="float">
            <text:p>118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94" calcext:value-type="float">
            <text:p>1673725526794</text:p>
          </table:table-cell>
          <table:table-cell office:value-type="float" office:value="11871" calcext:value-type="float">
            <text:p>118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73725526835" calcext:value-type="float">
            <text:p>1673725526835</text:p>
          </table:table-cell>
          <table:table-cell office:value-type="float" office:value="11872" calcext:value-type="float">
            <text:p>118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1" calcext:value-type="float">
            <text:p>1673725526821</text:p>
          </table:table-cell>
          <table:table-cell office:value-type="float" office:value="11877" calcext:value-type="float">
            <text:p>118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73725526750" calcext:value-type="float">
            <text:p>1673725526750</text:p>
          </table:table-cell>
          <table:table-cell office:value-type="float" office:value="11878" calcext:value-type="float">
            <text:p>118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786" calcext:value-type="float">
            <text:p>1673725526786</text:p>
          </table:table-cell>
          <table:table-cell office:value-type="float" office:value="11885" calcext:value-type="float">
            <text:p>118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782" calcext:value-type="float">
            <text:p>1673725526782</text:p>
          </table:table-cell>
          <table:table-cell office:value-type="float" office:value="11897" calcext:value-type="float">
            <text:p>118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761" calcext:value-type="float">
            <text:p>1673725526761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853" calcext:value-type="float">
            <text:p>1673725526853</text:p>
          </table:table-cell>
          <table:table-cell office:value-type="float" office:value="11903" calcext:value-type="float">
            <text:p>119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1905" calcext:value-type="float">
            <text:p>119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73725526819" calcext:value-type="float">
            <text:p>1673725526819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3725526776" calcext:value-type="float">
            <text:p>1673725526776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48" calcext:value-type="float">
            <text:p>1673725526848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6" calcext:value-type="float">
            <text:p>1673725526826</text:p>
          </table:table-cell>
          <table:table-cell office:value-type="float" office:value="11914" calcext:value-type="float">
            <text:p>119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18" calcext:value-type="float">
            <text:p>1673725526818</text:p>
          </table:table-cell>
          <table:table-cell office:value-type="float" office:value="11917" calcext:value-type="float">
            <text:p>119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841" calcext:value-type="float">
            <text:p>1673725526841</text:p>
          </table:table-cell>
          <table:table-cell office:value-type="float" office:value="11918" calcext:value-type="float">
            <text:p>119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829" calcext:value-type="float">
            <text:p>1673725526829</text:p>
          </table:table-cell>
          <table:table-cell office:value-type="float" office:value="11921" calcext:value-type="float">
            <text:p>119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73725526846" calcext:value-type="float">
            <text:p>1673725526846</text:p>
          </table:table-cell>
          <table:table-cell office:value-type="float" office:value="11921" calcext:value-type="float">
            <text:p>119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49" calcext:value-type="float">
            <text:p>1673725526849</text:p>
          </table:table-cell>
          <table:table-cell office:value-type="float" office:value="11922" calcext:value-type="float">
            <text:p>119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1925" calcext:value-type="float">
            <text:p>1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3725526859" calcext:value-type="float">
            <text:p>1673725526859</text:p>
          </table:table-cell>
          <table:table-cell office:value-type="float" office:value="11925" calcext:value-type="float">
            <text:p>1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5526871" calcext:value-type="float">
            <text:p>1673725526871</text:p>
          </table:table-cell>
          <table:table-cell office:value-type="float" office:value="11926" calcext:value-type="float">
            <text:p>11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20" calcext:value-type="float">
            <text:p>1673725526820</text:p>
          </table:table-cell>
          <table:table-cell office:value-type="float" office:value="11926" calcext:value-type="float">
            <text:p>11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73725526877" calcext:value-type="float">
            <text:p>1673725526877</text:p>
          </table:table-cell>
          <table:table-cell office:value-type="float" office:value="11921" calcext:value-type="float">
            <text:p>119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73" calcext:value-type="float">
            <text:p>1673725526873</text:p>
          </table:table-cell>
          <table:table-cell office:value-type="float" office:value="11922" calcext:value-type="float">
            <text:p>119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73725526862" calcext:value-type="float">
            <text:p>1673725526862</text:p>
          </table:table-cell>
          <table:table-cell office:value-type="float" office:value="11925" calcext:value-type="float">
            <text:p>1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3725526868" calcext:value-type="float">
            <text:p>1673725526868</text:p>
          </table:table-cell>
          <table:table-cell office:value-type="float" office:value="11925" calcext:value-type="float">
            <text:p>1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73725526857" calcext:value-type="float">
            <text:p>1673725526857</text:p>
          </table:table-cell>
          <table:table-cell office:value-type="float" office:value="11926" calcext:value-type="float">
            <text:p>11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73725526865" calcext:value-type="float">
            <text:p>1673725526865</text:p>
          </table:table-cell>
          <table:table-cell office:value-type="float" office:value="11926" calcext:value-type="float">
            <text:p>11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610" calcext:value-type="float">
            <text:p>136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34.132.27.196/coming-soon/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</table:table>
      <table:named-expressions/>
      <table:database-ranges>
        <table:database-range table:name="__Anonymous_Sheet_DB__0" table:target-range-address="resultado3.A1:resultado3.Q9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4T20:01:21.413240710</dc:date>
    <meta:editing-duration>PT4M33S</meta:editing-duration>
    <meta:editing-cycles>1</meta:editing-cycles>
    <meta:document-statistic meta:table-count="1" meta:cell-count="1411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5cm" svg:height="8.975cm" xlink:href=".." xlink:type="simple" chart:class="chart:line" chart:style-name="ch1">
        <chart:legend chart:legend-position="end" svg:x="13.436cm" svg:y="4.188cm" style:legend-expansion="high" chart:style-name="ch2"/>
        <chart:plot-area chart:style-name="ch3" table:cell-range-address="resultado3.Q1:resultado3.Q301" chart:data-source-has-labels="row" svg:x="0.321cm" svg:y="0.179cm" svg:width="12.794cm" svg:height="8.617cm">
          <chartooo:coordinate-region svg:x="1.128cm" svg:y="0.3cm" svg:width="11.987cm" svg:height="7.4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3.Q2:resultado3.Q301" chart:label-cell-address="resultado3.Q1:resultado3.Q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nect</text:p>
                <draw:g>
                  <svg:desc>resultado3.Q1:resultado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resultado3.Q2:resultado3.Q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line" chart:style-name="ch1">
        <chart:legend chart:legend-position="end" svg:x="13.125cm" svg:y="4.217cm" style:legend-expansion="high" chart:style-name="ch2"/>
        <chart:plot-area chart:style-name="ch3" table:cell-range-address="resultado3.B358:resultado3.B358 resultado3.B363:resultado3.B363 resultado3.B367:resultado3.B368 resultado3.B377:resultado3.B377 resultado3.B379:resultado3.B379 resultado3.B396:resultado3.B396 resultado3.B400:resultado3.B400 resultado3.B457:resultado3.B457 resultado3.B461:resultado3.B461 resultado3.B463:resultado3.B463 resultado3.B482:resultado3.B483 resultado3.B487:resultado3.B487 resultado3.B493:resultado3.B494 resultado3.B503:resultado3.B503 resultado3.B522:resultado3.B522 resultado3.B536:resultado3.B536 resultado3.B540:resultado3.B540 resultado3.B542:resultado3.B544 resultado3.B546:resultado3.B548 resultado3.B557:resultado3.B557 resultado3.B569:resultado3.B569 resultado3.B573:resultado3.B573 resultado3.B576:resultado3.B576 resultado3.B578:resultado3.B578 resultado3.B584:resultado3.B584 resultado3.B587:resultado3.B588 resultado3.B591:resultado3.B592 resultado3.B594:resultado3.B594 resultado3.B597:resultado3.B597 resultado3.B600:resultado3.B601 resultado3.B604:resultado3.B604 resultado3.B608:resultado3.B609 resultado3.B614:resultado3.B614 resultado3.B618:resultado3.B619 resultado3.B631:resultado3.B634 resultado3.B640:resultado3.B641 resultado3.B648:resultado3.B648 resultado3.B650:resultado3.B650 resultado3.B656:resultado3.B656 resultado3.B659:resultado3.B901" svg:x="0.319cm" svg:y="0.18cm" svg:width="12.487cm" svg:height="8.672cm">
          <chartooo:coordinate-region svg:x="1.496cm" svg:y="0.301cm" svg:width="11.31cm" svg:height="7.5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3.B358:resultado3.B358 resultado3.B363:resultado3.B363 resultado3.B367:resultado3.B368 resultado3.B377:resultado3.B377 resultado3.B379:resultado3.B379 resultado3.B396:resultado3.B396 resultado3.B400:resultado3.B400 resultado3.B457:resultado3.B457 resultado3.B461:resultado3.B461 resultado3.B463:resultado3.B463 resultado3.B482:resultado3.B483 resultado3.B487:resultado3.B487 resultado3.B493:resultado3.B494 resultado3.B503:resultado3.B503 resultado3.B522:resultado3.B522 resultado3.B536:resultado3.B536 resultado3.B540:resultado3.B540 resultado3.B542:resultado3.B544 resultado3.B546:resultado3.B548 resultado3.B557:resultado3.B557 resultado3.B569:resultado3.B569 resultado3.B573:resultado3.B573 resultado3.B576:resultado3.B576 resultado3.B578:resultado3.B578 resultado3.B584:resultado3.B584 resultado3.B587:resultado3.B588 resultado3.B591:resultado3.B592 resultado3.B594:resultado3.B594 resultado3.B597:resultado3.B597 resultado3.B600:resultado3.B601 resultado3.B604:resultado3.B604 resultado3.B608:resultado3.B609 resultado3.B614:resultado3.B614 resultado3.B618:resultado3.B619 resultado3.B631:resultado3.B634 resultado3.B640:resultado3.B641 resultado3.B648:resultado3.B648 resultado3.B650:resultado3.B650 resultado3.B656:resultado3.B656 resultado3.B659:resultado3.B901" chart:class="chart:line"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 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81">
                <text:p>9981</text:p>
                <draw:g>
                  <svg:desc>resultado3.B358:resultado3.B358 resultado3.B363:resultado3.B363 resultado3.B367:resultado3.B368 resultado3.B377:resultado3.B377 resultado3.B379:resultado3.B379 resultado3.B396:resultado3.B396 resultado3.B400:resultado3.B400 resultado3.B457:resultado3.B457 resultado3.B461:resultado3.B461 resultado3.B463:resultado3.B463 resultado3.B482:resultado3.B483 resultado3.B487:resultado3.B487 resultado3.B493:resultado3.B494 resultado3.B503:resultado3.B503 resultado3.B522:resultado3.B522 resultado3.B536:resultado3.B536 resultado3.B540:resultado3.B540 resultado3.B542:resultado3.B544 resultado3.B546:resultado3.B548 resultado3.B557:resultado3.B557 resultado3.B569:resultado3.B569 resultado3.B573:resultado3.B573 resultado3.B576:resultado3.B576 resultado3.B578:resultado3.B578 resultado3.B584:resultado3.B584 resultado3.B587:resultado3.B588 resultado3.B591:resultado3.B592 resultado3.B594:resultado3.B594 resultado3.B597:resultado3.B597 resultado3.B600:resultado3.B601 resultado3.B604:resultado3.B604 resultado3.B608:resultado3.B609 resultado3.B614:resultado3.B614 resultado3.B618:resultado3.B619 resultado3.B631:resultado3.B634 resultado3.B640:resultado3.B641 resultado3.B648:resultado3.B648 resultado3.B650:resultado3.B650 resultado3.B656:resultado3.B656 resultado3.B659:resultado3.B9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8">
                <text:p>1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75">
                <text:p>10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91">
                <text:p>10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93">
                <text:p>10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3">
                <text:p>10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95">
                <text:p>10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95">
                <text:p>10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95">
                <text:p>10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11">
                <text:p>10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70">
                <text:p>10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76">
                <text:p>10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84">
                <text:p>10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34">
                <text:p>10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51">
                <text:p>10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92">
                <text:p>10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97">
                <text:p>10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58">
                <text:p>1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74">
                <text:p>10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4">
                <text:p>10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09">
                <text:p>10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59">
                <text:p>10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84">
                <text:p>10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22">
                <text:p>107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68">
                <text:p>10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6">
                <text:p>10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34">
                <text:p>108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41">
                <text:p>10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50">
                <text:p>108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62">
                <text:p>108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76">
                <text:p>10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90">
                <text:p>108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33">
                <text:p>10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14">
                <text:p>11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14">
                <text:p>11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022">
                <text:p>110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30">
                <text:p>110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48">
                <text:p>11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81">
                <text:p>11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083">
                <text:p>110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85">
                <text:p>11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04">
                <text:p>11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116">
                <text:p>11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40">
                <text:p>111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44">
                <text:p>11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74">
                <text:p>11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76">
                <text:p>11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11">
                <text:p>112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28">
                <text:p>11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74">
                <text:p>112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84">
                <text:p>112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84">
                <text:p>11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07">
                <text:p>113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22">
                <text:p>113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85">
                <text:p>11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97">
                <text:p>113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04">
                <text:p>114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05">
                <text:p>11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39">
                <text:p>11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44">
                <text:p>11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447">
                <text:p>114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453">
                <text:p>114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461">
                <text:p>114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490">
                <text:p>114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517">
                <text:p>11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517">
                <text:p>1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18">
                <text:p>115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18">
                <text:p>115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32">
                <text:p>11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535">
                <text:p>115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60">
                <text:p>115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65">
                <text:p>11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572">
                <text:p>115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76">
                <text:p>11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81">
                <text:p>115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587">
                <text:p>115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14">
                <text:p>116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0">
                <text:p>116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75">
                <text:p>11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688">
                <text:p>116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708">
                <text:p>1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709">
                <text:p>117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09">
                <text:p>117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723">
                <text:p>11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23">
                <text:p>117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31">
                <text:p>117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33">
                <text:p>117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765">
                <text:p>117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836">
                <text:p>11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37">
                <text:p>11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853">
                <text:p>118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858">
                <text:p>118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859">
                <text:p>118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864">
                <text:p>11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869">
                <text:p>118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877">
                <text:p>118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878">
                <text:p>118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897">
                <text:p>118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903">
                <text:p>119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914">
                <text:p>119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917">
                <text:p>119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918">
                <text:p>119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26">
                <text:p>11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